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74mm"/>
    </style:style>
    <style:style style:name="ro1" style:family="table-row">
      <style:table-row-properties style:row-height="5.12mm" fo:break-before="auto" style:use-optimal-row-height="true"/>
    </style:style>
    <style:style style:name="ta1" style:family="table" style:master-page-name="PageStyle_5f_softmax">
      <style:table-properties table:display="true" style:writing-mode="lr-tb"/>
    </style:style>
    <style:style style:name="ta2" style:family="table" style:master-page-name="PageStyle_5f_entropy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ftmax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softmax</text:p>
          </table:table-cell>
          <table:table-cell table:style-name="ce1" office:value-type="string" calcext:value-type="string">
            <text:p>actuals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igmo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</text:p>
          </table:table-cell>
          <table:table-cell table:style-name="ce2" table:formula="of:=RAND()*10-5" office:value-type="float" office:value="4.33080265996978" calcext:value-type="float">
            <text:p>4.33</text:p>
          </table:table-cell>
          <table:table-cell table:style-name="ce2" table:formula="of:=EXP([.B2])" office:value-type="float" office:value="76.0052684785444" calcext:value-type="float">
            <text:p>76.01</text:p>
          </table:table-cell>
          <table:table-cell table:style-name="ce2" table:formula="of:=[.C2]/[.$C$7]" office:value-type="float" office:value="0.397247576387846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/(1+[.C2])" office:value-type="float" office:value="0.987013875546988" calcext:value-type="float">
            <text:p>0.98701387554698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g</text:p>
          </table:table-cell>
          <table:table-cell table:style-name="ce2" table:formula="of:=RAND()*10-5" office:value-type="float" office:value="3.25058324960992" calcext:value-type="float">
            <text:p>3.25</text:p>
          </table:table-cell>
          <table:table-cell table:style-name="ce2" table:formula="of:=EXP([.B3])" office:value-type="float" office:value="25.8053865104227" calcext:value-type="float">
            <text:p>25.81</text:p>
          </table:table-cell>
          <table:table-cell table:style-name="ce2" table:formula="of:=[.C3]/[.$C$7]" office:value-type="float" office:value="0.134873903536185" calcext:value-type="float">
            <text:p>0.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]/(1+[.C3])" office:value-type="float" office:value="0.962694065253968" calcext:value-type="float">
            <text:p>0.96269406525396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e</text:p>
          </table:table-cell>
          <table:table-cell table:style-name="ce2" table:formula="of:=RAND()*10-5" office:value-type="float" office:value="3.52710196981207" calcext:value-type="float">
            <text:p>3.53</text:p>
          </table:table-cell>
          <table:table-cell table:style-name="ce2" table:formula="of:=EXP([.B4])" office:value-type="float" office:value="34.0252184845675" calcext:value-type="float">
            <text:p>34.03</text:p>
          </table:table-cell>
          <table:table-cell table:style-name="ce2" table:formula="of:=[.C4]/[.$C$7]" office:value-type="float" office:value="0.177835508638154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4]/(1+[.C4])" office:value-type="float" office:value="0.9714491431241" calcext:value-type="float">
            <text:p>0.97144914312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sh</text:p>
          </table:table-cell>
          <table:table-cell table:style-name="ce2" table:formula="of:=RAND()*10-5" office:value-type="float" office:value="3.39983833720908" calcext:value-type="float">
            <text:p>3.40</text:p>
          </table:table-cell>
          <table:table-cell table:style-name="ce2" table:formula="of:=EXP([.B5])" office:value-type="float" office:value="29.9592563588885" calcext:value-type="float">
            <text:p>29.96</text:p>
          </table:table-cell>
          <table:table-cell table:style-name="ce2" table:formula="of:=[.C5]/[.$C$7]" office:value-type="float" office:value="0.156584434437071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5]/(1+[.C5])" office:value-type="float" office:value="0.967699482558376" calcext:value-type="float">
            <text:p>0.96769948255837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ilding</text:p>
          </table:table-cell>
          <table:table-cell table:style-name="ce2" table:formula="of:=RAND()*10-5" office:value-type="float" office:value="3.24003410059959" calcext:value-type="float">
            <text:p>3.24</text:p>
          </table:table-cell>
          <table:table-cell table:style-name="ce2" table:formula="of:=EXP([.B6])" office:value-type="float" office:value="25.5345924774189" calcext:value-type="float">
            <text:p>25.53</text:p>
          </table:table-cell>
          <table:table-cell table:style-name="ce2" table:formula="of:=[.C6]/[.$C$7]" office:value-type="float" office:value="0.13345857700074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6]/(1+[.C6])" office:value-type="float" office:value="0.96231334621585" calcext:value-type="float">
            <text:p>0.9623133462158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/>
          <table:table-cell table:style-name="ce2" table:formula="of:=SUM([.C2:.C6])" office:value-type="float" office:value="191.329722309842" calcext:value-type="float">
            <text:p>191.33</text:p>
          </table:table-cell>
          <table:table-cell table:style-name="ce2" table:formula="of:=SUM([.D2:.D6])" office:value-type="float" office:value="1" calcext:value-type="float">
            <text:p>1.00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opy" table:style-name="ta2"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isCat</text:p>
          </table:table-cell>
          <table:table-cell table:style-name="ce1" office:value-type="string" calcext:value-type="string">
            <text:p>Pred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-[.B2]*LOG([.C2])-(1-[.B2])*LOG(1-[.C2])" office:value-type="float" office:value="0.301029995663981" calcext:value-type="float">
            <text:p>0.301029995663981</text:p>
          </table:table-cell>
          <table:table-cell table:formula="of:=-IF([.B2]=1;LOG([.C2]);LOG(1-[.C2]))" office:value-type="float" office:value="0.301029995663981" calcext:value-type="float">
            <text:p>0.3010299956639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formula="of:=-[.B3]*LOG([.C3])-(1-[.B3])*LOG(1-[.C3])" office:value-type="float" office:value="0.00877392430750515" calcext:value-type="float">
            <text:p>0.008773924307505</text:p>
          </table:table-cell>
          <table:table-cell table:formula="of:=-IF([.B3]=1;LOG([.C3]);LOG(1-[.C3]))" office:value-type="float" office:value="0.00877392430750515" calcext:value-type="float">
            <text:p>0.0087739243075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formula="of:=-[.B4]*LOG([.C4])-(1-[.B4])*LOG(1-[.C4])" office:value-type="float" office:value="1" calcext:value-type="float">
            <text:p>1</text:p>
          </table:table-cell>
          <table:table-cell table:formula="of:=-IF([.B4]=1;LOG([.C4]);LOG(1-[.C4])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-[.B5]*LOG([.C5])-(1-[.B5])*LOG(1-[.C5])" office:value-type="float" office:value="0.301029995663981" calcext:value-type="float">
            <text:p>0.301029995663981</text:p>
          </table:table-cell>
          <table:table-cell table:formula="of:=-IF([.B5]=1;LOG([.C5]);LOG(1-[.C5]))" office:value-type="float" office:value="0.301029995663981" calcext:value-type="float">
            <text:p>0.3010299956639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-[.B6]*LOG([.C6])-(1-[.B6])*LOG(1-[.C6])" office:value-type="float" office:value="0.0457574905606751" calcext:value-type="float">
            <text:p>0.045757490560675</text:p>
          </table:table-cell>
          <table:table-cell table:formula="of:=-IF([.B6]=1;LOG([.C6]);LOG(1-[.C6]))" office:value-type="float" office:value="0.0457574905606751" calcext:value-type="float">
            <text:p>0.045757490560675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opy" style:display-name="PageStyle_entr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ftmax" style:display-name="PageStyle_softma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Howard</meta:initial-creator>
    <dc:creator>Jeremy Howard</dc:creator>
    <meta:creation-date>2016-10-26T16:48:15</meta:creation-date>
    <dc:date>2017-11-14T06:18:56</dc:date>
    <meta:generator>LibreOffice/5.3.7.2$Windows_X86_64 LibreOffice_project/6b8ed514a9f8b44d37a1b96673cbbdd077e24059</meta:generator>
    <meta:document-statistic meta:table-count="2" meta:cell-count="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